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78e" officeooo:paragraph-rsid="0003478e"/>
    </style:style>
    <style:style style:name="P2" style:family="paragraph" style:parent-style-name="Standard">
      <style:text-properties officeooo:rsid="00049e85" officeooo:paragraph-rsid="00049e85"/>
    </style:style>
    <style:style style:name="P3" style:family="paragraph" style:parent-style-name="Standard">
      <style:text-properties officeooo:rsid="00049e85" officeooo:paragraph-rsid="00049e85"/>
    </style:style>
    <style:style style:name="P4" style:family="paragraph" style:parent-style-name="Standard">
      <style:text-properties officeooo:rsid="00049e85" officeooo:paragraph-rsid="000603f0"/>
    </style:style>
    <style:style style:name="P5" style:family="paragraph" style:parent-style-name="Standard">
      <style:text-properties officeooo:rsid="000603f0" officeooo:paragraph-rsid="000603f0"/>
    </style:style>
    <style:style style:name="T1" style:family="text">
      <style:text-properties officeooo:rsid="00060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ressstart.vip/tutorials/2018/07/20/45/building-a-timer.html" text:style-name="Internet_20_link" text:visited-style-name="Visited_20_Internet_20_Link">https://pressstart.vip/tutorials/2018/07/20/45/building-a-timer.html</text:a> </text:p>
      <text:p text:style-name="P2">Timer Script</text:p>
      <text:p text:style-name="P2">By Waldo (yes really)</text:p>
      <text:p text:style-name="P2"/>
      <text:p text:style-name="P4"><text:a xlink:type="simple" xlink:href="https://www.youtube.com/watch?v=JKoBWBXVvKY" text:style-name="Internet_20_link" text:visited-style-name="Visited_20_Internet_20_Link">https://www.youtube.com/watch?v=JKoBWBXVvKY</text:a> </text:p>
      <text:p text:style-name="P4"><text:span text:style-name="T1">Used for seamless Music</text:span></text:p>
      <text:p text:style-name="P5">By Holistic 3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04T11:46:40.346000000</dc:date>
    <meta:editing-duration>PT6M7S</meta:editing-duration>
    <meta:editing-cycles>4</meta:editing-cycles>
    <meta:document-statistic meta:table-count="0" meta:image-count="0" meta:object-count="0" meta:page-count="1" meta:paragraph-count="6" meta:word-count="15" meta:character-count="183" meta:non-whitespace-character-count="172"/>
  </office:meta>
</office:document-meta>
</file>